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0664E2EC25DB4694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50%"/>
      <style:text-properties fo:font-weight="bold" style:font-weight-asian="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text-properties fo:font-weight="normal" style:font-weight-asian="normal"/>
    </style:style>
    <style:style style:name="P9" style:family="paragraph" style:parent-style-name="Standard">
      <style:paragraph-properties fo:line-height="115%"/>
      <style:text-properties fo:font-weight="normal" style:font-weight-asian="normal"/>
    </style:style>
    <style:style style:name="P10" style:family="paragraph" style:parent-style-name="Standard">
      <style:paragraph-properties fo:line-height="115%" fo:text-align="justify" style:justify-single-word="false"/>
      <style:text-properties fo:font-weight="normal" style:font-weight-asian="normal"/>
    </style:style>
    <style:style style:name="P11" style:family="paragraph" style:parent-style-name="Standard">
      <style:paragraph-properties fo:line-height="150%"/>
      <style:text-properties fo:font-weight="normal" style:font-weight-asian="normal"/>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3" style:family="paragraph" style:parent-style-name="Standard" style:master-page-name="Converted1">
      <style:paragraph-properties fo:margin-left="0.2362in" fo:margin-right="0in" fo:margin-top="0in" fo:margin-bottom="0in" style:contextual-spacing="false" fo:line-height="100%" fo:text-align="start" style:justify-single-word="false" fo:keep-together="auto" fo:orphans="2" fo:widows="2" fo:text-indent="-0.2362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4"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line-height="115%"/>
      <style:text-properties fo:font-weight="bold" style:font-weight-asian="bold"/>
    </style:style>
    <style:style style:name="P18" style:family="paragraph" style:parent-style-name="Standard">
      <style:paragraph-properties fo:line-height="150%"/>
      <style:text-properties fo:font-weight="bold" style:font-weight-asian="bold"/>
    </style:style>
    <style:style style:name="P19" style:family="paragraph" style:parent-style-name="Standard">
      <style:paragraph-properties fo:line-height="150%" fo:text-align="justify" style:justify-single-word="false"/>
      <style:text-properties fo:font-weight="normal" style:font-weight-asian="normal"/>
    </style:style>
    <style:style style:name="P20" style:family="paragraph" style:parent-style-name="Standard">
      <style:paragraph-properties fo:line-height="150%" fo:text-align="justify" style:justify-single-word="false" fo:break-before="page"/>
      <style:text-properties fo:font-weight="normal" style:font-weight-asian="normal"/>
    </style:style>
    <style:style style:name="P21" style:family="paragraph" style:parent-style-name="Standard">
      <style:paragraph-properties fo:line-height="150%"/>
      <style:text-properties fo:font-weight="normal" style:font-weight-asian="normal"/>
    </style:style>
    <style:style style:name="P22" style:family="paragraph" style:parent-style-name="Standard">
      <style:paragraph-properties fo:line-height="150%" fo:text-align="justify" style:justify-single-word="false"/>
      <style:text-properties fo:font-weight="normal" officeooo:rsid="000903ec" officeooo:paragraph-rsid="000903ec" style:font-weight-asian="normal"/>
    </style:style>
    <style:style style:name="P23" style:family="paragraph" style:parent-style-name="Standard">
      <style:paragraph-properties fo:line-height="150%" fo:text-align="center" style:justify-single-word="false"/>
      <style:text-properties fo:font-weight="normal" officeooo:rsid="000903ec" officeooo:paragraph-rsid="000903ec" style:font-weight-asian="normal"/>
    </style:style>
    <style:style style:name="P24" style:family="paragraph" style:parent-style-name="Standard">
      <style:paragraph-properties fo:line-height="150%" fo:text-align="start" style:justify-single-word="false"/>
      <style:text-properties fo:font-weight="normal" officeooo:rsid="00091b53" officeooo:paragraph-rsid="00091b53" style:font-weight-asian="normal"/>
    </style:style>
    <style:style style:name="P25" style:family="paragraph" style:parent-style-name="Standard">
      <style:paragraph-properties fo:line-height="150%" fo:text-align="center" style:justify-single-word="false"/>
      <style:text-properties fo:font-weight="normal" officeooo:rsid="00091b53" officeooo:paragraph-rsid="00091b53" style:font-weight-asian="normal"/>
    </style:style>
    <style:style style:name="P26" style:family="paragraph" style:parent-style-name="Standard">
      <style:paragraph-properties fo:line-height="115%" fo:text-align="justify" style:justify-single-word="false"/>
      <style:text-properties fo:font-weight="normal" style:font-weight-asian="normal"/>
    </style:style>
    <style:style style:name="P27" style:family="paragraph" style:parent-style-name="Standard">
      <style:paragraph-properties fo:line-height="150%"/>
      <style:text-properties fo:font-size="14pt" fo:font-weight="bold" style:font-size-asian="14pt" style:font-weight-asian="bold" style:font-size-complex="14pt"/>
    </style:style>
    <style:style style:name="P28" style:family="paragraph" style:parent-style-name="Standard">
      <style:paragraph-properties fo:line-height="115%" fo:text-align="justify" style:justify-single-word="false"/>
      <style:text-properties fo:font-size="14pt" fo:font-weight="bold" officeooo:rsid="00091b53" officeooo:paragraph-rsid="00091b53" style:font-size-asian="14pt" style:font-weight-asian="bold" style:font-size-complex="14pt"/>
    </style:style>
    <style:style style:name="T1" style:family="text">
      <style:text-properties fo:font-size="20pt" fo:font-weight="bold" style:font-size-asian="20pt" style:font-weight-asian="bold" style:font-size-complex="20pt"/>
    </style:style>
    <style:style style:name="T2" style:family="text">
      <style:text-properties style:text-position="super 58%" fo:font-size="20pt" fo:font-weight="normal" style:font-size-asian="20pt" style:font-weight-asian="normal" style:font-size-complex="20pt"/>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fo:color="#2a6099" loext:opacity="100%" fo:font-weight="normal" style:font-weight-asian="normal"/>
    </style:style>
    <style:style style:name="T6" style:family="text">
      <style:text-properties fo:font-size="14pt" fo:font-weight="bold" style:font-size-asian="14pt" style:font-weight-asian="bold" style:font-size-complex="14pt"/>
    </style:style>
    <style:style style:name="T7" style:family="text">
      <style:text-properties officeooo:rsid="000903ec"/>
    </style:style>
    <style:style style:name="T8" style:family="text">
      <style:text-properties officeooo:rsid="00091b53"/>
    </style:style>
    <style:style style:name="T9" style:family="text">
      <style:text-properties officeooo:rsid="000a58a7"/>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text:span text:style-name="T1">Welcome to PyRTL</text:span><text:span text:style-name="T2"><text:note text:id="ftn1" text:note-class="footnote"><text:note-citation>1</text:note-citation><text:note-body><text:p text:style-name="P13"><text:tab/>This assignment is inspired by CSE x25 - Assignment 1 used in UC Santa Cruz</text:p></text:note-body></text:note></text:span></text:p>
      <text:p text:style-name="Standard"/>
      <text:p text:style-name="P2"/>
      <text:p text:style-name="P2">PyRTL Installation:</text:p>
      <text:p text:style-name="Standard"/>
      <text:p text:style-name="P5"><text:tab/>Installation of PyRTL is very easy. The following is from the manual written by one of the authors and pioneers <text:s/>of this fantastic project, Dr. Tim Sherwood, UC Santa Barbara.</text:p>
      <text:p text:style-name="P5"/>
      <text:p text:style-name="P5"><text:tab/>To install this package you can issue this command in terminal in all three major operating systems Windows, Mac and Linux:</text:p>
      <text:p text:style-name="Standard"/>
      <text:p text:style-name="P16">pip install pyrtl</text:p>
      <text:p text:style-name="P4"/>
      <text:p text:style-name="P5"><text:tab/>PyRTL is listed in PyPI and can be installed with <text:span text:style-name="T4">pip</text:span> or <text:span text:style-name="T4">pip3</text:span>. If the above command fails due to insufficient permissions, you may need to do <text:span text:style-name="T4">sudo pip install pyrtl</text:span> (to install as superuser) or </text:p>
      <text:p text:style-name="P5"><text:span text:style-name="T4">pip install --user pyrtl</text:span> (to install as a normal user). PyRTL is tested to work with Python 3.8+.</text:p>
      <text:p text:style-name="P6"/>
      <text:p text:style-name="P17">Using the Template (skeleton file)</text:p>
      <text:p text:style-name="P9"/>
      <text:p text:style-name="P7"><text:span text:style-name="T3"><text:tab/>You will develop your project on the skeleton file which has the necessary parts for your project to work and you build up on that. The files exist in the repository named </text:span><text:span text:style-name="T4">lfsr_combinatorial.py</text:span><text:span text:style-name="T3"> and </text:span><text:span text:style-name="T4">lfsr_behavioral.py</text:span><text:span text:style-name="T3">.</text:span></text:p>
      <text:p text:style-name="P11"/>
      <text:p text:style-name="P3">A Few Words About LSFR</text:p>
      <text:p text:style-name="P3"/>
      <text:p text:style-name="P19"><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p>
      <text:p text:style-name="P11">From Wikipedia.org</text:p>
      <text:p text:style-name="P4"><text:span text:style-name="T3"><text:tab/></text:span><text:span text:style-name="T5">https://en.wikipedia.org/wiki/Linear-feedback_shift_register</text:span></text:p>
      <text:p text:style-name="P11">From eetimes.com</text:p>
      <text:p text:style-name="P4"><text:span text:style-name="T3"><text:tab/></text:span><text:span text:style-name="T5">https://www.eetimes.com/tutorial-linear-feedback-shift-registers-lfsrs-part-1/</text:span></text:p>
      <text:p text:style-name="P11"/>
      <text:p text:style-name="P20"><text:tab/>Below is a diagram of an LFSR. Note that the boxes with numbers inside them are <text:span text:style-name="T7">sub-</text:span>modules that you have to implement the <text:span text:style-name="T9">circuit so</text:span> that the whole LFSR can be initialized to a predetermined number upon Initialization and keeps on generating pseudo-random numbers in the output of each box. The arrows indicate the data flow. The numbers inside the boxes are the bit position for this 8 bit LFSR.</text:p>
      <text:p text:style-name="P2"/>
      <text:p text:style-name="P2"><draw:frame draw:style-name="fr1" draw:name="image1.png" text:anchor-type="char" svg:x="0in" svg:y="0.0008in" svg:width="6.9252in" svg:height="0.7681in" draw:z-index="0"><draw:image xlink:href="Pictures/1000000000000397000000664E2EC25DB4694363.png" xlink:type="simple" xlink:show="embed" xlink:actuate="onLoad" draw:mime-type="image/png"/></draw:frame></text:p>
      <text:p text:style-name="Standard"><text:span text:style-name="T6">PART 1</text:span><text:span text:style-name="T4"><text:tab/></text:span></text:p>
      <text:p text:style-name="P2"/>
      <text:p text:style-name="P2">LSFR implementation in Combinatorial Logic</text:p>
      <text:p text:style-name="P8"/>
      <text:p text:style-name="P5"><text:span text:style-name="T3"><text:tab/>In this part, you will implement the LFSR in a combinatorial way. Although it’s not a practical way to </text:span>do it in PyRTL<text:span text:style-name="T3">, because PyRTL is made to use abstraction. You will come out of this part of the lab appreciating the abstraction and see how abstraction makes designing digital circuits much easier.</text:span></text:p>
      <text:p text:style-name="P8"/>
      <text:p text:style-name="P5"><text:span text:style-name="T3"><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4">combinatorial.py</text:span><text:span text:style-name="T3"> and build up your LFSR using that.</text:span></text:p>
      <text:p text:style-name="P2"/>
      <text:p text:style-name="P27">PART 2</text:p>
      <text:p text:style-name="P3">LFSR implementation in Behavioral Logic</text:p>
      <text:p text:style-name="P5"><text:span text:style-name="T3"><text:tab/>In this part, you will develop the LSFR </text:span>in a behavioral<text:span text:style-name="T3"> way. Use the skeleton file </text:span><text:span text:style-name="T4">behavioral.py</text:span><text:span text:style-name="T3"> and build up your LSFR using that.</text:span></text:p>
      <text:p text:style-name="P10"/>
      <text:p text:style-name="P28">Helpful hint to test your circuit even without a test-bench</text:p>
      <text:p text:style-name="P10"/>
      <text:p text:style-name="P19"><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ext:span text:style-name="T7">In order to check if your circuit works, it’s very common to develop a test bench for </text:span><text:soft-page-break/><text:span text:style-name="T7">the design and this part is a Must, because you want to make sure your circuit is working properly. But here is an easy way to double check the proper working on your circuit.</text:span></text:p>
      <text:p text:style-name="P22">Once you initialize your circuit with the number A5, your circuit should generate the following number sequence until re-initializing the LFSR by asserting the “init” input while initializing with a number in the sequence and the circuit should generate the numbers to the right of th<text:span text:style-name="T8">e initializing </text:span>number in the sequence. Here is the set of outputs results that should be generated by your LFSR:</text:p>
      <text:p text:style-name="P23">{A5, 57, AE, 41, 82, 01, 32, 64, C8, 8D, 07, …}</text:p>
      <text:p text:style-name="P24">So for example if you initialize the circuit with the number 41 in this sequence, you should have the following number as the first number generated by the circuit:</text:p>
      <text:p text:style-name="P25">{<text:span text:style-name="T7">82, 01, 32, 64, C8, 8D, 07, …</text:span>}</text:p>
      <text:p text:style-name="P24">This is the reason why LFSR is called a Pseudo-random number generator, because the generated numbers are not truly random and they follow a pattern but since this circuit repeats itself after a long time, it seems that the generated numbers are random. You can generate this sequence yourself for further testing and learning about LFSR. First pick any 8-bit number you like as initializing number, then follow the logic of the circuit as the bits are getting shifted and Xor’ed and you get the numbers that are expected to be generated in next cycle. You will see the circuit should generate the numbers you came up with, after initializing the circuit with your particular number.</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18T15:56:37.833537550</dc:date>
    <dc:creator>Mahyar</dc:creator>
    <meta:editing-duration>PT20M21S</meta:editing-duration>
    <meta:editing-cycles>2</meta:editing-cycles>
    <meta:document-statistic meta:table-count="0" meta:image-count="1" meta:object-count="0" meta:page-count="3" meta:paragraph-count="32" meta:word-count="795" meta:character-count="4741" meta:non-whitespace-character-count="3962"/>
  </office:meta>
</office:document-meta>
</file>